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officeooo:paragraph-rsid="0015f9e8" style:font-weight-asian="normal" style:font-weight-complex="normal"/>
    </style:style>
    <style:style style:name="P2" style:family="paragraph" style:parent-style-name="Standard">
      <style:text-properties fo:font-weight="bold" officeooo:paragraph-rsid="0015f9e8" style:font-weight-asian="bold" style:font-weight-complex="bold"/>
    </style:style>
    <style:style style:name="P3" style:family="paragraph" style:parent-style-name="Standard">
      <style:text-properties fo:font-weight="normal" officeooo:rsid="0015f9e8" officeooo:paragraph-rsid="0015f9e8" style:font-weight-asian="normal" style:font-weight-complex="normal"/>
    </style:style>
    <style:style style:name="P4" style:family="paragraph" style:parent-style-name="Standard">
      <style:text-properties fo:font-weight="normal" officeooo:rsid="001f685b" officeooo:paragraph-rsid="001f685b" style:font-weight-asian="normal" style:font-weight-complex="normal"/>
    </style:style>
    <style:style style:name="P5" style:family="paragraph" style:parent-style-name="Standard">
      <style:text-properties fo:font-weight="normal" officeooo:rsid="000d5970" officeooo:paragraph-rsid="0015f9e8" style:font-weight-asian="normal" style:font-weight-complex="normal"/>
    </style:style>
    <style:style style:name="P6" style:family="paragraph" style:parent-style-name="Standard">
      <style:text-properties fo:font-weight="normal" officeooo:rsid="000e457f" officeooo:paragraph-rsid="0015f9e8" style:font-weight-asian="normal" style:font-weight-complex="normal"/>
    </style:style>
    <style:style style:name="P7" style:family="paragraph" style:parent-style-name="Standard">
      <style:text-properties fo:font-weight="normal" officeooo:rsid="001d1283" officeooo:paragraph-rsid="001d1283" style:font-weight-asian="normal" style:font-weight-complex="normal"/>
    </style:style>
    <style:style style:name="P8" style:family="paragraph" style:parent-style-name="Standard">
      <style:text-properties fo:font-weight="normal" officeooo:rsid="001a8ad4" officeooo:paragraph-rsid="001a8ad4" style:font-weight-asian="normal" style:font-weight-complex="normal"/>
    </style:style>
    <style:style style:name="P9" style:family="paragraph" style:parent-style-name="Standard">
      <style:text-properties fo:font-weight="normal" officeooo:rsid="002138f3" officeooo:paragraph-rsid="002138f3" style:font-weight-asian="normal" style:font-weight-complex="normal"/>
    </style:style>
    <style:style style:name="P10" style:family="paragraph" style:parent-style-name="Standard">
      <style:text-properties fo:font-weight="normal" officeooo:rsid="0021baec" officeooo:paragraph-rsid="0021baec" style:font-weight-asian="normal" style:font-weight-complex="normal"/>
    </style:style>
    <style:style style:name="P11" style:family="paragraph" style:parent-style-name="Standard">
      <style:text-properties fo:font-weight="normal" officeooo:rsid="0021baec" officeooo:paragraph-rsid="00225200" style:font-weight-asian="normal" style:font-weight-complex="normal"/>
    </style:style>
    <style:style style:name="P12" style:family="paragraph" style:parent-style-name="Standard">
      <style:text-properties fo:font-weight="normal" officeooo:rsid="0021baec" officeooo:paragraph-rsid="002418d6" style:font-weight-asian="normal" style:font-weight-complex="normal"/>
    </style:style>
    <style:style style:name="P13" style:family="paragraph" style:parent-style-name="Standard">
      <style:text-properties fo:font-weight="normal" officeooo:paragraph-rsid="0015f9e8" style:font-weight-asian="normal" style:font-weight-complex="normal"/>
    </style:style>
    <style:style style:name="P14" style:family="paragraph" style:parent-style-name="Standard">
      <style:text-properties fo:font-weight="normal" officeooo:rsid="002c57fd" officeooo:paragraph-rsid="002c57fd" style:font-weight-asian="normal" style:font-weight-complex="normal"/>
    </style:style>
    <style:style style:name="T1" style:family="text">
      <style:text-properties officeooo:rsid="0015f9e8"/>
    </style:style>
    <style:style style:name="T2" style:family="text">
      <style:text-properties officeooo:rsid="00225200"/>
    </style:style>
    <style:style style:name="T3" style:family="text">
      <style:text-properties officeooo:rsid="002418d6"/>
    </style:style>
    <style:style style:name="T4" style:family="text">
      <style:text-properties officeooo:rsid="002588a8"/>
    </style:style>
    <style:style style:name="T5" style:family="text">
      <style:text-properties officeooo:rsid="00284777"/>
    </style:style>
    <style:style style:name="T6" style:family="text">
      <style:text-properties officeooo:rsid="002c57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3">Blutrausch</text:p>
      <text:p text:style-name="P1"/>
      <text:p text:style-name="P2">Bedingung</text:p>
      <text:p text:style-name="P3">Das letzte Auftragsziel des Auftrags „Metzelei“ wird abgeschlossen.</text:p>
      <text:p text:style-name="P4"/>
      <text:p text:style-name="P2">Ablauf</text:p>
      <text:p text:style-name="P5">Ausblendung.</text:p>
      <text:p text:style-name="P6">Tageszeit 24:00 Uhr.</text:p>
      <text:p text:style-name="P3">Überall liegen die Leichen der getöteten Kultmitglieder.</text:p>
      <text:p text:style-name="P3">Die Drachentöterin steht <text:span text:style-name="T6">vor dem </text:span>Diakon der Finsternis.</text:p>
      <text:p text:style-name="P3">Animation „Spell“.</text:p>
      <text:p text:style-name="P1"><text:span text:style-name="T1">Drachentöterin: „Verfluchte Missgeburt!“</text:span></text:p>
      <text:p text:style-name="P14">Sie töten den Diakon auf brutalste Weise.</text:p>
      <text:p text:style-name="P3">Sie wendet sich dem hinter ihr stehenden Charakter zu.</text:p>
      <text:p text:style-name="P10">Drachentöterin: „Ich frage mich was dieser dunkle Kult hier getrieben hat, <text:span text:style-name="T4">aber</text:span> <text:span text:style-name="T4">vermutlich </text:span><text:s/>werden wir es nie erfahren.“</text:p>
      <text:p text:style-name="P10">Drachentöterin: „Wie dem auch sei, ich danke euch vielmals! Ohne euch hätte ich es vermutlich nicht überlebt, auch wenn das natürlich nicht meine Absicht <text:span text:style-name="T5">war</text:span>.“</text:p>
      <text:p text:style-name="P11">Drachentöterin: „<text:span text:style-name="T2">Dieses Königreich wird von Ungetier und Krieg überzogen bis am Ende nur noch Schutt und Asche davon übrig bleibt.</text:span>“</text:p>
      <text:p text:style-name="P12">Drachentöterin: „<text:span text:style-name="T3">Nehmt eure Belohnung entgegen, ihr habt sie euch verdient! Ich werde mich nun zur Burg begeben und hoffe darauf, dass ihr meine Taten schriftlich festhalten werdet. Meldet euch bei mir, wenn ihr soweit seid.</text:span>“</text:p>
      <text:p text:style-name="P3"/>
      <text:p text:style-name="P10">ALT:</text:p>
      <text:p text:style-name="P1"><text:span text:style-name="T1">Drachentöterin: „Wie ich höre, sollen diese Kultanhänger hier im Grenzland wieder immer öfter auftauchen. Ihr Kult wurde vernichtet und der Anführer, Deranor, vertrieben. Es scheint mir, sie haben mit den Dunkelelfen und Orks im Pakt geschlossen.“</text:span></text:p>
      <text:p text:style-name="P7">Drachentöterin: „Ein Glück, dass wir sie vernichtet haben, bevor sie von hier aus operieren konnten.“</text:p>
      <text:p text:style-name="P1"><text:span text:style-name="T1">Drachentöterin: „Lasst mich etwas Licht ins Dunkel bringen. Ich bin Beauftragte des Kreises der Elemente, dem Rat der obersten Magier der Hochelfen. Der Kreis will über eine mögliche Invasion ins Königreich der Menschen Bescheid wissen.“</text:span></text:p>
      <text:p text:style-name="P8">Drachentöterin: „Ich werde nach Holzbruck aufbrechen, um nach dem Kult Ausschau zu halten. Er könnte sich zu einem gefährlichen Feind entwickeln.“</text:p>
      <text:p text:style-name="P9">Drachentöterin: „Habt Dank für eure Hilfe! Ich werde es nicht vergessen. Hier nehmt diese Geschenke als Zeichen meiner Dankbarkeit.“</text:p>
      <text:p text:style-name="P9"/>
      <text:p text:style-name="P9">Die Drachentöterin teleportiert sich we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ino Dauth</meta:initial-creator>
    <meta:creation-date>2011-03-06T13:26:21</meta:creation-date>
    <meta:generator>LibreOffice/4.2.6.3$Windows_x86 LibreOffice_project/3fd416d4c6db7d3204c17ce57a1d70f6e531ee21</meta:generator>
    <dc:date>2015-02-06T01:25:54.174000000</dc:date>
    <meta:editing-duration>PT54M53S</meta:editing-duration>
    <meta:editing-cycles>22</meta:editing-cycles>
    <meta:document-statistic meta:table-count="0" meta:image-count="0" meta:object-count="0" meta:page-count="1" meta:paragraph-count="24" meta:word-count="282" meta:character-count="1935" meta:non-whitespace-character-count="1676"/>
  </office:meta>
</office:document-meta>
</file>